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t29" style:family="table">
      <style:table-properties style:width="6.6903in" table:align="center" style:may-break-between-rows="false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6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9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70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color="#ff6600"/>
    </style:style>
    <style:style style:name="T69" style:family="text">
      <style:text-properties fo:color="#ff6600"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5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9.B2" table:number-rows-spanned="3" office:value-type="string">
            <text:p text:style-name="P48">Номер источ-ника</text:p>
          </table:table-cell>
          <table:table-cell table:style-name="t2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54">Фон, нЗв/ч</text:p>
          </table:table-cell>
          <table:table-cell table:style-name="t2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53"><text:span text:style-name="T27">H</text:span><text:span text:style-name="T16">1</text:span></text:p>
          </table:table-cell>
          <table:table-cell table:style-name="t29.D3" office:value-type="string">
            <text:p text:style-name="P54"><text:span text:style-name="T7">H</text:span><text:span text:style-name="T16">2</text:span></text:p>
          </table:table-cell>
          <table:table-cell table:style-name="t2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48"><text:span text:style-name="T2">20</text:span> <text:span text:style-name="T10">мкЗв</text:span>/ч</text:p>
          </table:table-cell>
          <table:table-cell table:style-name="t29.B5" office:value-type="string">
            <text:p text:style-name="P49">$29-30</text:p>
          </table:table-cell>
          <table:table-cell table:style-name="t29.B5" office:value-type="string">
            <text:p text:style-name="P49">$29-40</text:p>
          </table:table-cell>
          <table:table-cell table:style-name="t29.B5" office:value-type="string">
            <text:p text:style-name="P49">$29-50</text:p>
          </table:table-cell>
          <table:table-cell table:style-name="t29.B5" office:value-type="string">
            <text:p text:style-name="P49">$29-60</text:p>
          </table:table-cell>
          <table:table-cell table:style-name="t29.B5" office:value-type="string">
            <text:p text:style-name="P49">$29-70</text:p>
          </table:table-cell>
          <table:table-cell table:style-name="t29.B5" office:value-type="string">
            <text:p text:style-name="P49">$29-80</text:p>
          </table:table-cell>
          <table:table-cell table:style-name="t29.B5" office:value-type="string">
            <text:p text:style-name="P49">$29-00</text:p>
          </table:table-cell>
          <table:table-cell table:style-name="t29.B5" office:value-type="string">
            <text:p text:style-name="P49">$29-10</text:p>
          </table:table-cell>
          <table:table-cell table:style-name="t29.B5" office:value-type="string">
            <text:p text:style-name="P49">$29-20</text:p>
          </table:table-cell>
          <table:table-cell table:style-name="t29.K5" table:number-rows-spanned="5" office:value-type="string">
            <text:p text:style-name="P48">±<text:span text:style-name="T2">20</text:span></text:p>
          </table:table-cell>
        </table:table-row>
        <table:table-row table:style-name="t29.5">
          <table:table-cell table:style-name="t29.A5" office:value-type="string">
            <text:p text:style-name="P48">7<text:span text:style-name="T2">0</text:span> <text:span text:style-name="T10">мкЗв</text:span>/ч</text:p>
          </table:table-cell>
          <table:table-cell table:style-name="t29.B5" office:value-type="string">
            <text:p text:style-name="P49">$29-31</text:p>
          </table:table-cell>
          <table:table-cell table:style-name="t29.B5" office:value-type="string">
            <text:p text:style-name="P49">$29-41</text:p>
          </table:table-cell>
          <table:table-cell table:style-name="t29.B5" office:value-type="string">
            <text:p text:style-name="P49">$29-51</text:p>
          </table:table-cell>
          <table:table-cell table:style-name="t29.B5" office:value-type="string">
            <text:p text:style-name="P49">$29-61</text:p>
          </table:table-cell>
          <table:table-cell table:style-name="t29.B5" office:value-type="string">
            <text:p text:style-name="P49">$29-71</text:p>
          </table:table-cell>
          <table:table-cell table:style-name="t29.B5" office:value-type="string">
            <text:p text:style-name="P49">$29-81</text:p>
          </table:table-cell>
          <table:table-cell table:style-name="t29.B5" office:value-type="string">
            <text:p text:style-name="P49">$29-01</text:p>
          </table:table-cell>
          <table:table-cell table:style-name="t29.B5" office:value-type="string">
            <text:p text:style-name="P49">$29-11</text:p>
          </table:table-cell>
          <table:table-cell table:style-name="t29.B5" office:value-type="string">
            <text:p text:style-name="P49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<text:span text:style-name="T2">0,</text:span>7 <text:span text:style-name="T10">м</text:span>Зв/ч</text:p>
          </table:table-cell>
          <table:table-cell table:style-name="t29.B5" office:value-type="string">
            <text:p text:style-name="P49">$29-32</text:p>
          </table:table-cell>
          <table:table-cell table:style-name="t29.B5" office:value-type="string">
            <text:p text:style-name="P49">$29-42</text:p>
          </table:table-cell>
          <table:table-cell table:style-name="t29.B5" office:value-type="string">
            <text:p text:style-name="P49">$29-52</text:p>
          </table:table-cell>
          <table:table-cell table:style-name="t29.B5" office:value-type="string">
            <text:p text:style-name="P49">$29-62</text:p>
          </table:table-cell>
          <table:table-cell table:style-name="t29.B5" office:value-type="string">
            <text:p text:style-name="P49">$29-72</text:p>
          </table:table-cell>
          <table:table-cell table:style-name="t29.B5" office:value-type="string">
            <text:p text:style-name="P49">$29-82</text:p>
          </table:table-cell>
          <table:table-cell table:style-name="t29.B5" office:value-type="string">
            <text:p text:style-name="P49">$29-02</text:p>
          </table:table-cell>
          <table:table-cell table:style-name="t29.B5" office:value-type="string">
            <text:p text:style-name="P49">$29-12</text:p>
          </table:table-cell>
          <table:table-cell table:style-name="t29.B5" office:value-type="string">
            <text:p text:style-name="P49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7 <text:span text:style-name="T10">м</text:span>Зв/ч</text:p>
          </table:table-cell>
          <table:table-cell table:style-name="t29.B5" office:value-type="string">
            <text:p text:style-name="P49">$29-33</text:p>
          </table:table-cell>
          <table:table-cell table:style-name="t29.B5" office:value-type="string">
            <text:p text:style-name="P49">$29-43</text:p>
          </table:table-cell>
          <table:table-cell table:style-name="t29.B5" office:value-type="string">
            <text:p text:style-name="P49">$29-53</text:p>
          </table:table-cell>
          <table:table-cell table:style-name="t29.B5" office:value-type="string">
            <text:p text:style-name="P49">$29-63</text:p>
          </table:table-cell>
          <table:table-cell table:style-name="t29.B5" office:value-type="string">
            <text:p text:style-name="P49">$29-73</text:p>
          </table:table-cell>
          <table:table-cell table:style-name="t29.B5" office:value-type="string">
            <text:p text:style-name="P49">$29-83</text:p>
          </table:table-cell>
          <table:table-cell table:style-name="t29.B5" office:value-type="string">
            <text:p text:style-name="P49">$29-03</text:p>
          </table:table-cell>
          <table:table-cell table:style-name="t29.B5" office:value-type="string">
            <text:p text:style-name="P49">$29-13</text:p>
          </table:table-cell>
          <table:table-cell table:style-name="t29.B5" office:value-type="string">
            <text:p text:style-name="P49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48"><text:span text:style-name="T2">70</text:span> <text:span text:style-name="T10">м</text:span>Зв/ч</text:p>
          </table:table-cell>
          <table:table-cell table:style-name="t29.B9" office:value-type="string">
            <text:p text:style-name="P49">$29-34</text:p>
          </table:table-cell>
          <table:table-cell table:style-name="t29.B9" office:value-type="string">
            <text:p text:style-name="P49">$29-44</text:p>
          </table:table-cell>
          <table:table-cell table:style-name="t29.B9" office:value-type="string">
            <text:p text:style-name="P49">$29-54</text:p>
          </table:table-cell>
          <table:table-cell table:style-name="t29.B9" office:value-type="string">
            <text:p text:style-name="P49">$29-64</text:p>
          </table:table-cell>
          <table:table-cell table:style-name="t29.B9" office:value-type="string">
            <text:p text:style-name="P49">$29-74</text:p>
          </table:table-cell>
          <table:table-cell table:style-name="t29.B9" office:value-type="string">
            <text:p text:style-name="P49">$29-84</text:p>
          </table:table-cell>
          <table:table-cell table:style-name="t29.B9" office:value-type="string">
            <text:p text:style-name="P49">$29-04</text:p>
          </table:table-cell>
          <table:table-cell table:style-name="t29.B9" office:value-type="string">
            <text:p text:style-name="P49">$29-14</text:p>
          </table:table-cell>
          <table:table-cell table:style-name="t29.B9" office:value-type="string">
            <text:p text:style-name="P49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68">Определение основной относительной погрешности измерения </text:span><text:span text:style-name="T69">мощности дозы</text:span><text:span text:style-name="T68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28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28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5">$28-61</text:p>
            <text:p text:style-name="P15">$28-71</text:p>
            <text:p text:style-name="P15">$28-81</text:p>
          </table:table-cell>
          <table:table-cell table:style-name="t28.B3" office:value-type="string">
            <text:p text:style-name="P15">$28-62</text:p>
            <text:p text:style-name="P15">$28-72</text:p>
            <text:p text:style-name="P15">$28-82</text:p>
          </table:table-cell>
          <table:table-cell table:style-name="t28.B3" office:value-type="string">
            <text:p text:style-name="P15">$28-63</text:p>
            <text:p text:style-name="P15">$28-73</text:p>
            <text:p text:style-name="P15">$28-83</text:p>
          </table:table-cell>
          <table:table-cell table:style-name="t28.F3" office:value-type="string">
            <text:p text:style-name="P15">$28-64</text:p>
            <text:p text:style-name="P15">$28-74</text:p>
            <text:p text:style-name="P15">$28-84</text:p>
          </table:table-cell>
        </table:table-row>
        <table:table-row>
          <table:table-cell table:style-name="t28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28.B4" office:value-type="string">
            <text:p text:style-name="P15">$28-00</text:p>
          </table:table-cell>
          <table:table-cell table:style-name="t28.B4" office:value-type="string">
            <text:p text:style-name="P15">$28-01</text:p>
          </table:table-cell>
          <table:table-cell table:style-name="t28.B4" office:value-type="string">
            <text:p text:style-name="P15">$28-02</text:p>
          </table:table-cell>
          <table:table-cell table:style-name="t28.B4" office:value-type="string">
            <text:p text:style-name="P15">$28-03</text:p>
          </table:table-cell>
          <table:table-cell table:style-name="t28.F3" office:value-type="string">
            <text:p text:style-name="P15">$28-04</text:p>
          </table:table-cell>
        </table:table-row>
        <table:table-row>
          <table:table-cell table:style-name="t28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21</text:p>
          </table:table-cell>
          <table:table-cell table:style-name="t28.B4" office:value-type="string">
            <text:p text:style-name="P15">$28-n22</text:p>
          </table:table-cell>
          <table:table-cell table:style-name="t28.B4" office:value-type="string">
            <text:p text:style-name="P15">$28-n23</text:p>
          </table:table-cell>
          <table:table-cell table:style-name="t28.F3" office:value-type="string">
            <text:p text:style-name="P15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31</text:p>
          </table:table-cell>
          <table:table-cell table:style-name="t28.B4" office:value-type="string">
            <text:p text:style-name="P15">$28-n32</text:p>
          </table:table-cell>
          <table:table-cell table:style-name="t28.B4" office:value-type="string">
            <text:p text:style-name="P15">$28-n33</text:p>
          </table:table-cell>
          <table:table-cell table:style-name="t28.F3" office:value-type="string">
            <text:p text:style-name="P15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5">$28-n41</text:p>
          </table:table-cell>
          <table:table-cell table:style-name="t28.B4" office:value-type="string">
            <text:p text:style-name="P15">$28-n42</text:p>
          </table:table-cell>
          <table:table-cell table:style-name="t28.B4" office:value-type="string">
            <text:p text:style-name="P15">$28-n43</text:p>
          </table:table-cell>
          <table:table-cell table:style-name="t28.F3" office:value-type="string">
            <text:p text:style-name="P15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φ</text:span><text:span text:style-name="T16">1</text:span></text:p>
          </table:table-cell>
          <table:table-cell table:style-name="t12.D4" office:value-type="string">
            <text:p text:style-name="P43"><text:span text:style-name="T48">φ</text:span><text:span text:style-name="T16">2</text:span></text:p>
          </table:table-cell>
          <table:table-cell table:style-name="t12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φ</text:span><text:span text:style-name="T16">1</text:span></text:p>
          </table:table-cell>
          <table:table-cell table:style-name="t13.D4" office:value-type="string">
            <text:p text:style-name="P43"><text:span text:style-name="T48">φ</text:span><text:span text:style-name="T16">2</text:span></text:p>
          </table:table-cell>
          <table:table-cell table:style-name="t13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φ</text:span><text:span text:style-name="T16">1</text:span></text:p>
          </table:table-cell>
          <table:table-cell table:style-name="t25.D4" office:value-type="string">
            <text:p text:style-name="P43"><text:span text:style-name="T48">φ</text:span><text:span text:style-name="T16">2</text:span></text:p>
          </table:table-cell>
          <table:table-cell table:style-name="t2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φ</text:span><text:span text:style-name="T16">1</text:span></text:p>
          </table:table-cell>
          <table:table-cell table:style-name="t14.D4" office:value-type="string">
            <text:p text:style-name="P43"><text:span text:style-name="T48">φ</text:span><text:span text:style-name="T16">2</text:span></text:p>
          </table:table-cell>
          <table:table-cell table:style-name="t14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φ</text:span><text:span text:style-name="T16">1</text:span></text:p>
          </table:table-cell>
          <table:table-cell table:style-name="t15.D4" office:value-type="string">
            <text:p text:style-name="P43"><text:span text:style-name="T48">φ</text:span><text:span text:style-name="T16">2</text:span></text:p>
          </table:table-cell>
          <table:table-cell table:style-name="t1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φ</text:span><text:span text:style-name="T16">1</text:span></text:p>
          </table:table-cell>
          <table:table-cell table:style-name="t26.D4" office:value-type="string">
            <text:p text:style-name="P43"><text:span text:style-name="T48">φ</text:span><text:span text:style-name="T16">2</text:span></text:p>
          </table:table-cell>
          <table:table-cell table:style-name="t26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φ</text:span><text:span text:style-name="T16">1</text:span></text:p>
          </table:table-cell>
          <table:table-cell table:style-name="t20.D4" office:value-type="string">
            <text:p text:style-name="P43"><text:span text:style-name="T48">φ</text:span><text:span text:style-name="T16">2</text:span></text:p>
          </table:table-cell>
          <table:table-cell table:style-name="t20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φ</text:span><text:span text:style-name="T16">1</text:span></text:p>
          </table:table-cell>
          <table:table-cell table:style-name="t21.D4" office:value-type="string">
            <text:p text:style-name="P43"><text:span text:style-name="T48">φ</text:span><text:span text:style-name="T16">2</text:span></text:p>
          </table:table-cell>
          <table:table-cell table:style-name="t21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22T13:48:04.65</dc:date>
    <meta:editing-duration>P3DT8H9M58S</meta:editing-duration>
    <meta:editing-cycles>327</meta:editing-cycles>
    <meta:generator>OpenOffice/4.1.6$Win32 OpenOffice.org_project/416m1$Build-9790</meta:generator>
    <meta:print-date>2020-06-30T13:14:39.23</meta:print-date>
    <meta:document-statistic meta:table-count="42" meta:image-count="0" meta:object-count="0" meta:page-count="11" meta:paragraph-count="2064" meta:word-count="3580" meta:character-count="23656"/>
  </office:meta>
</office:document-meta>
</file>